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776" calcext:value-type="float">
            <text:p>96.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7552" calcext:value-type="float">
            <text:p>96.2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6824" calcext:value-type="float">
            <text:p>95.7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6784" calcext:value-type="float">
            <text:p>95.4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5304" calcext:value-type="float">
            <text:p>95.0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4888" calcext:value-type="float">
            <text:p>94.7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201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6896" calcext:value-type="float">
            <text:p>94.0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201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5808" calcext:value-type="float">
            <text:p>94.4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6896" calcext:value-type="float">
            <text:p>94.0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596" calcext:value-type="float">
            <text:p>93.4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7296" calcext:value-type="float">
            <text:p>93.4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7968" calcext:value-type="float">
            <text:p>92.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201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95904" calcext:value-type="float">
            <text:p>92.1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70936" calcext:value-type="float">
            <text:p>92.0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77032" calcext:value-type="float">
            <text:p>92.0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1056" calcext:value-type="float">
            <text:p>92.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7496" calcext:value-type="float">
            <text:p>91.2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4784" calcext:value-type="float">
            <text:p>90.8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1216" calcext:value-type="float">
            <text:p>90.5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6728" calcext:value-type="float">
            <text:p>90.4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2616" calcext:value-type="float">
            <text:p>90.2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200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9344" calcext:value-type="float">
            <text:p>89.2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200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6424" calcext:value-type="float">
            <text:p>88.7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200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9352" calcext:value-type="float">
            <text:p>87.7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604" calcext:value-type="float">
            <text:p>86.4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199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0248" calcext:value-type="float">
            <text:p>88.0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2328" calcext:value-type="float">
            <text:p>85.6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0976" calcext:value-type="float">
            <text:p>84.7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199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4328" calcext:value-type="float">
            <text:p>82.6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199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7856" calcext:value-type="float">
            <text:p>82.6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199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8696" calcext:value-type="float">
            <text:p>81.7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1136" calcext:value-type="float">
            <text:p>82.2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3824" calcext:value-type="float">
            <text:p>83.1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8984" calcext:value-type="float">
            <text:p>82.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198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4304" calcext:value-type="float">
            <text:p>83.2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198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5288" calcext:value-type="float">
            <text:p>82.6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198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1096" calcext:value-type="float">
            <text:p>85.7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198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8536" calcext:value-type="float">
            <text:p>84.2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198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7064" calcext:value-type="float">
            <text:p>82.4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1272" calcext:value-type="float">
            <text:p>80.2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1112" calcext:value-type="float">
            <text:p>79.0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197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1112" calcext:value-type="float">
            <text:p>79.0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197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684" calcext:value-type="float">
            <text:p>89.0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201</text:p>
          </table:table-cell>
          <table:table-cell office:value-type="string" calcext:value-type="string">
            <text:p>Lamar Foundation</text:p>
          </table:table-cell>
          <table:table-cell office:value-type="string" calcext:value-type="string">
            <text:p>196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